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2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87Rb/86Sr</text:p>
          </table:table-cell>
          <table:table-cell office:value-type="string" calcext:value-type="string">
            <text:p>87Sr/86S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04" calcext:value-type="float">
            <text:p>0,704</text:p>
          </table:table-cell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0.704001804" calcext:value-type="float">
            <text:p>0,704001804</text:p>
          </table:table-cell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0.704001556" calcext:value-type="float">
            <text:p>0,704001556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0.704005212" calcext:value-type="float">
            <text:p>0,7040052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0400852" calcext:value-type="float">
            <text:p>0,70400852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0.704015484" calcext:value-type="float">
            <text:p>0,7040154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28T13:27:54.796000000</meta:creation-date>
    <dc:date>2023-01-28T14:54:51.557000000</dc:date>
    <meta:editing-duration>PT5M15S</meta:editing-duration>
    <meta:editing-cycles>4</meta:editing-cycles>
    <meta:generator>LibreOffice/5.4.4.2$Windows_X86_64 LibreOffice_project/2524958677847fb3bb44820e40380acbe820f960</meta:generator>
    <meta:document-statistic meta:table-count="1" meta:cell-count="14" meta:object-count="0"/>
  </office:meta>
</office:document-meta>
</file>